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0cec" officeooo:paragraph-rsid="00150cec"/>
    </style:style>
    <style:style style:name="P2" style:family="paragraph" style:parent-style-name="Standard">
      <style:text-properties officeooo:rsid="001708de" officeooo:paragraph-rsid="001708de"/>
    </style:style>
    <style:style style:name="P3" style:family="paragraph" style:parent-style-name="Standard">
      <style:text-properties officeooo:rsid="0018bb78" officeooo:paragraph-rsid="0018bb78"/>
    </style:style>
    <style:style style:name="P4" style:family="paragraph" style:parent-style-name="Standard">
      <style:text-properties officeooo:paragraph-rsid="0018bb78"/>
    </style:style>
    <style:style style:name="P5" style:family="paragraph" style:parent-style-name="Standard">
      <style:text-properties officeooo:rsid="001b3df7" officeooo:paragraph-rsid="001b3df7"/>
    </style:style>
    <style:style style:name="P6" style:family="paragraph" style:parent-style-name="Standard">
      <style:text-properties officeooo:rsid="001c4367" officeooo:paragraph-rsid="001c4367"/>
    </style:style>
    <style:style style:name="P7" style:family="paragraph" style:parent-style-name="Text_20_body" style:list-style-name="L1"/>
    <style:style style:name="P8" style:family="paragraph" style:parent-style-name="Text_20_body">
      <style:text-properties officeooo:rsid="00150cec" officeooo:paragraph-rsid="00150cec"/>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5"/>
    <style:style style:name="P12" style:family="paragraph" style:parent-style-name="Text_20_body">
      <style:text-properties officeooo:rsid="0019a668" officeooo:paragraph-rsid="0019a668"/>
    </style:style>
    <style:style style:name="P13" style:family="paragraph" style:parent-style-name="Text_20_body" style:list-style-name="L6"/>
    <style:style style:name="P14" style:family="paragraph" style:parent-style-name="Text_20_body" style:list-style-name="L8"/>
    <style:style style:name="P15" style:family="paragraph" style:parent-style-name="Text_20_body">
      <style:text-properties officeooo:rsid="001b3df7" officeooo:paragraph-rsid="001b3df7"/>
    </style:style>
    <style:style style:name="P16" style:family="paragraph" style:parent-style-name="Text_20_body" style:list-style-name="L9"/>
    <style:style style:name="P17" style:family="paragraph" style:parent-style-name="Text_20_body">
      <style:text-properties officeooo:rsid="001c4367" officeooo:paragraph-rsid="001c4367"/>
    </style:style>
    <style:style style:name="P18" style:family="paragraph" style:parent-style-name="Text_20_body">
      <style:text-properties officeooo:rsid="001cf33d" officeooo:paragraph-rsid="001cf33d"/>
    </style:style>
    <style:style style:name="P19" style:family="paragraph" style:parent-style-name="Text_20_body" style:list-style-name="L10"/>
    <style:style style:name="P20" style:family="paragraph" style:parent-style-name="Text_20_body">
      <style:text-properties officeooo:rsid="001dabe1" officeooo:paragraph-rsid="001dabe1"/>
    </style:style>
    <style:style style:name="P21" style:family="paragraph" style:parent-style-name="Text_20_body">
      <style:text-properties officeooo:rsid="001eae7a" officeooo:paragraph-rsid="001eae7a"/>
    </style:style>
    <style:style style:name="P22" style:family="paragraph" style:parent-style-name="Text_20_body" style:list-style-name="L11"/>
    <style:style style:name="P23" style:family="paragraph" style:parent-style-name="Text_20_body">
      <style:text-properties officeooo:paragraph-rsid="001eae7a"/>
    </style:style>
    <style:style style:name="P24" style:family="paragraph" style:parent-style-name="Text_20_body">
      <style:text-properties officeooo:rsid="002066aa" officeooo:paragraph-rsid="002066aa"/>
    </style:style>
    <style:style style:name="P25" style:family="paragraph" style:parent-style-name="Text_20_body" style:list-style-name="L12"/>
    <style:style style:name="P26" style:family="paragraph" style:parent-style-name="Text_20_body">
      <style:text-properties officeooo:paragraph-rsid="002066aa"/>
    </style:style>
    <style:style style:name="P27" style:family="paragraph" style:parent-style-name="Text_20_body">
      <style:text-properties officeooo:rsid="002209fb" officeooo:paragraph-rsid="002209fb"/>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P31" style:family="paragraph" style:parent-style-name="Text_20_body" style:list-style-name="L4">
      <style:paragraph-properties fo:margin-top="0cm" fo:margin-bottom="0cm" loext:contextual-spacing="false"/>
    </style:style>
    <style:style style:name="P32" style:family="paragraph" style:parent-style-name="Text_20_body" style:list-style-name="L6">
      <style:paragraph-properties fo:margin-top="0cm" fo:margin-bottom="0cm" loext:contextual-spacing="false"/>
    </style:style>
    <style:style style:name="P33" style:family="paragraph" style:parent-style-name="Text_20_body" style:list-style-name="L7">
      <style:paragraph-properties fo:margin-top="0cm" fo:margin-bottom="0cm" loext:contextual-spacing="false"/>
    </style:style>
    <style:style style:name="P34" style:family="paragraph" style:parent-style-name="Text_20_body" style:list-style-name="L9">
      <style:paragraph-properties fo:margin-top="0cm" fo:margin-bottom="0cm" loext:contextual-spacing="false"/>
    </style:style>
    <style:style style:name="P35" style:family="paragraph" style:parent-style-name="Text_20_body" style:list-style-name="L10">
      <style:paragraph-properties fo:margin-top="0cm" fo:margin-bottom="0cm" loext:contextual-spacing="false"/>
    </style:style>
    <style:style style:name="P36" style:family="paragraph" style:parent-style-name="Text_20_body" style:list-style-name="L11">
      <style:paragraph-properties fo:margin-top="0cm" fo:margin-bottom="0cm" loext:contextual-spacing="false"/>
    </style:style>
    <style:style style:name="P37" style:family="paragraph" style:parent-style-name="Text_20_body" style:list-style-name="L12">
      <style:paragraph-properties fo:margin-top="0cm" fo:margin-bottom="0cm" loext:contextual-spacing="false"/>
    </style:style>
    <style:style style:name="P38" style:family="paragraph" style:parent-style-name="Heading_20_1">
      <style:text-properties officeooo:rsid="00150cec" officeooo:paragraph-rsid="00150cec"/>
    </style:style>
    <style:style style:name="P39" style:family="paragraph" style:parent-style-name="Heading_20_1">
      <style:text-properties officeooo:rsid="0018bb78" officeooo:paragraph-rsid="0018bb78"/>
    </style:style>
    <style:style style:name="P40" style:family="paragraph" style:parent-style-name="Heading_20_1">
      <style:text-properties officeooo:rsid="001b3df7" officeooo:paragraph-rsid="001b3df7"/>
    </style:style>
    <style:style style:name="P41" style:family="paragraph" style:parent-style-name="Heading_20_1">
      <style:text-properties officeooo:rsid="001c4367" officeooo:paragraph-rsid="001c4367"/>
    </style:style>
    <style:style style:name="P42" style:family="paragraph" style:parent-style-name="Heading_20_1">
      <style:text-properties officeooo:rsid="001cf33d" officeooo:paragraph-rsid="001cf33d"/>
    </style:style>
    <style:style style:name="P43" style:family="paragraph" style:parent-style-name="Preformatted_20_Text">
      <style:paragraph-properties fo:margin-top="0cm" fo:margin-bottom="0.499cm" loext:contextual-spacing="false"/>
    </style:style>
    <style:style style:name="T1" style:family="text">
      <style:text-properties officeooo:rsid="00150cec"/>
    </style:style>
    <style:style style:name="T2" style:family="text">
      <style:text-properties officeooo:rsid="0018bb78"/>
    </style:style>
    <style:style style:name="T3" style:family="text">
      <style:text-properties style:font-name="STIXGeneral"/>
    </style:style>
    <style:style style:name="T4" style:family="text">
      <style:text-properties style:font-name="STIXGeneral" fo:font-style="italic"/>
    </style:style>
    <style:style style:name="T5" style:family="text">
      <style:text-properties officeooo:rsid="001eae7a"/>
    </style:style>
    <style:style style:name="T6" style:family="text">
      <style:text-properties officeooo:rsid="002066a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5"/><text:span text:style-name="T1">Supervised Learning DATACAMP </text:span></text:p>
      <text:p text:style-name="Standard"><text:tab/><text:tab/><text:tab/><text:tab/><text:tab/><text:span text:style-name="T1">REGRESSION</text:span></text:p>
      <text:p text:style-name="Standard"/>
      <text:p text:style-name="P1">1&gt;</text:p>
      <text:p text:style-name="P8">Given below are four example applications of machine learning. Your job is to pick the one that is <text:span text:style-name="Emphasis">best</text:span> framed as a <text:span text:style-name="Strong_20_Emphasis">regression</text:span> problem.</text:p>
      <text:h text:style-name="Heading_20_5" text:outline-level="5">Answer the question</text:h>
      <text:p text:style-name="Text_20_body">35xp</text:p>
      <text:h text:style-name="Heading_20_5" text:outline-level="5">Possible Answers</text:h>
      <text:list xml:id="list8705224977130219631" text:style-name="L1">
        <text:list-item>
          <text:p text:style-name="P28">An e-commerce company using labeled customer data to predict whether or not a customer will purchase a particular item.</text:p>
          <text:p text:style-name="P28">press </text:p>
        </text:list-item>
        <text:list-item>
          <text:p text:style-name="P28">A healthcare company using data about cancer tumors (such as their geometric measurements) to predict whether a new tumor is benign or malignant.</text:p>
          <text:p text:style-name="P28">press </text:p>
        </text:list-item>
        <text:list-item>
          <text:p text:style-name="P28">A restaurant using review data to ascribe positive or negative sentiment to a given review.</text:p>
          <text:p text:style-name="P28">press </text:p>
        </text:list-item>
        <text:list-item>
          <text:p text:style-name="P28">A bike share company using time and weather data to predict the number of bikes being rented at any given hour.</text:p>
          <text:p text:style-name="P7">press </text:p>
        </text:list-item>
      </text:list>
      <text:p text:style-name="P1">answer is &gt;4</text:p>
      <text:p text:style-name="P1">The target variable here - the number of bike rentals at any given hour - is quantitative, so this is best framed as a regression problem.</text:p>
      <text:p text:style-name="P1"/>
      <text:p text:style-name="P1">2&gt;</text:p>
      <text:h text:style-name="P38" text:outline-level="1">Importing data for supervised learning</text:h>
      <text:p text:style-name="Text_20_body">In this chapter, you will work with <text:a xlink:type="simple" xlink:href="https://www.gapminder.org/data/" office:target-frame-name="_blank" xlink:show="new" text:style-name="Internet_20_link" text:visited-style-name="Visited_20_Internet_20_Link">Gapminder</text:a> data that we have consolidated into one CSV file available in the workspace as <text:span text:style-name="Source_20_Text">'gapminder.csv'</text:span>. Specifically, your goal will be to use this data to predict the life expectancy in a given country based on features such as the country's GDP, fertility rate, and population. As in Chapter 1, the dataset has been preprocessed.</text:p>
      <text:p text:style-name="Text_20_body">Since the target variable here is quantitative, this is a regression problem. To begin, you will fit a linear regression with just one feature: <text:span text:style-name="Source_20_Text">'fertility'</text:span>, which is the average number of children a woman in a given country gives birth to. In later exercises, you will use all the features to build regression models.</text:p>
      <text:p text:style-name="Text_20_body">Before that, however, you need to import the data and get it into the form needed by scikit-learn. This involves creating feature and target variable arrays. Furthermore, since you are going to use only one feature to begin with, you need to do some reshaping using NumPy's <text:span text:style-name="Source_20_Text">.reshape()</text:span> method. Don't worry too much about this reshaping right now, but it is something you will have to do occasionally when working with scikit-learn so it is useful to practice.</text:p>
      <text:h text:style-name="Heading_20_5" text:outline-level="5"><text:soft-page-break/>Instructions</text:h>
      <text:p text:style-name="Text_20_body">100xp</text:p>
      <text:h text:style-name="Heading_20_5" text:outline-level="5">Instructions</text:h>
      <text:p text:style-name="Text_20_body">100xp</text:p>
      <text:list xml:id="list6137845608264751468" text:style-name="L2">
        <text:list-item>
          <text:p text:style-name="P29">Import <text:span text:style-name="Source_20_Text">numpy</text:span> and <text:span text:style-name="Source_20_Text">pandas</text:span> as their standard aliases. </text:p>
        </text:list-item>
        <text:list-item>
          <text:p text:style-name="P29">Read the file <text:span text:style-name="Source_20_Text">'gapminder.csv'</text:span> into a DataFrame <text:span text:style-name="Source_20_Text">df</text:span> using the <text:span text:style-name="Source_20_Text">read_csv()</text:span> function. </text:p>
        </text:list-item>
        <text:list-item>
          <text:p text:style-name="P29">Create array <text:span text:style-name="Source_20_Text">X</text:span> for the <text:span text:style-name="Source_20_Text">'fertility'</text:span> feature and array <text:span text:style-name="Source_20_Text">y</text:span> for the <text:span text:style-name="Source_20_Text">'life'</text:span> target variable. </text:p>
        </text:list-item>
        <text:list-item>
          <text:p text:style-name="P9">Reshape the arrays by using the <text:span text:style-name="Source_20_Text">.reshape()</text:span> method and passing in <text:span text:style-name="Source_20_Text">(-1, 1)</text:span>. </text:p>
        </text:list-item>
      </text:list>
      <text:p text:style-name="P1">solutioon:</text:p>
      <text:p text:style-name="P2"># Import numpy and pandas</text:p>
      <text:p text:style-name="P2">import numpy as np</text:p>
      <text:p text:style-name="P2">import pandas as pd</text:p>
      <text:p text:style-name="P2"/>
      <text:p text:style-name="P2"># Read the CSV file into a DataFrame: df</text:p>
      <text:p text:style-name="P2">df = pd.read_csv('gapminder.csv')</text:p>
      <text:p text:style-name="P2"/>
      <text:p text:style-name="P2"># Create arrays for features and target variable</text:p>
      <text:p text:style-name="P2">y = df['life'].values</text:p>
      <text:p text:style-name="P2">X = df['fertility'].values</text:p>
      <text:p text:style-name="P2"/>
      <text:p text:style-name="P2"># Print the dimensions of X and y before reshaping</text:p>
      <text:p text:style-name="P2">print("Dimensions of y before reshaping: {}".format(y.shape))</text:p>
      <text:p text:style-name="P2">print("Dimensions of X before reshaping: {}".format(X.shape))</text:p>
      <text:p text:style-name="P2"/>
      <text:p text:style-name="P2"># Reshape X and y</text:p>
      <text:p text:style-name="P2">y = y.reshape(-1, 1)</text:p>
      <text:p text:style-name="P2">X = X.reshape(-1, 1)</text:p>
      <text:p text:style-name="P2"/>
      <text:p text:style-name="P2"># Print the dimensions of X and y after reshaping</text:p>
      <text:p text:style-name="P2">print("Dimensions of y after reshaping: {}".format(y.shape))</text:p>
      <text:p text:style-name="P2">print("Dimensions of X after reshaping: {}".format(X.shape))</text:p>
      <text:p text:style-name="P1"/>
      <text:p text:style-name="P2">output&gt;</text:p>
      <text:p text:style-name="P2">Notice the differences in shape before and after applying the <text:span text:style-name="Source_20_Text">.reshape()</text:span> method. Getting the feature and target variable arrays into the right format for scikit-learn is an important precursor to model building.</text:p>
      <text:p text:style-name="P2"/>
      <text:p text:style-name="P2">Dimensions of y before reshaping: (139,)</text:p>
      <text:p text:style-name="P2">Dimensions of X before reshaping: (139,)</text:p>
      <text:p text:style-name="P2">Dimensions of y after reshaping: (139, 1)</text:p>
      <text:p text:style-name="P2">Dimensions of X after reshaping: (139, 1)</text:p>
      <text:p text:style-name="P2"/>
      <text:p text:style-name="P2">&lt;script.py&gt; output:</text:p>
      <text:p text:style-name="P2"><text:s text:c="4"/>Dimensions of y before reshaping: (139,)</text:p>
      <text:p text:style-name="P2"><text:s text:c="4"/>Dimensions of X before reshaping: (139,)</text:p>
      <text:p text:style-name="P2"><text:s text:c="4"/>Dimensions of y after reshaping: (139, 1)</text:p>
      <text:p text:style-name="P2"><text:s text:c="4"/>Dimensions of X after reshaping: (139, 1)</text:p>
      <text:p text:style-name="P2"/>
      <text:p text:style-name="P2"/>
      <text:p text:style-name="P4"><text:soft-page-break/><text:span text:style-name="T2">&gt;&gt;</text:span>Exploring the Gapminder data</text:p>
      <text:p text:style-name="Text_20_body">As always, it is important to explore your data before building models. On the right, we have constructed a heatmap showing the correlation between the different features of the Gapminder dataset, which has been pre-loaded into a DataFrame as <text:span text:style-name="Source_20_Text">df</text:span> and is available for exploration in the IPython Shell. Cells that are in green show positive correlation, while cells that are in red show negative correlation. Take a moment to explore this: Which features are positively correlated with <text:span text:style-name="Source_20_Text">life</text:span>, and which ones are negatively correlated? Does this match your intuition? </text:p>
      <text:p text:style-name="Text_20_body">Then, in the IPython Shell, explore the DataFrame using pandas methods such as <text:span text:style-name="Source_20_Text">.info()</text:span>, <text:span text:style-name="Source_20_Text">.describe()</text:span>, <text:span text:style-name="Source_20_Text">.head()</text:span>. </text:p>
      <text:p text:style-name="Text_20_body">In case you are curious, the heatmap was generated using <text:a xlink:type="simple" xlink:href="http://seaborn.pydata.org/generated/seaborn.heatmap.html" office:target-frame-name="_blank" xlink:show="new" text:style-name="Internet_20_link" text:visited-style-name="Visited_20_Internet_20_Link">Seaborn's heatmap function</text:a> and the following line of code, where <text:span text:style-name="Source_20_Text">df.corr()</text:span> computes the pairwise correlation between columns:</text:p>
      <text:p text:style-name="Text_20_body"><text:span text:style-name="Source_20_Text">sns.heatmap(df.corr(), square=True, cmap='RdYlGn')</text:span></text:p>
      <text:p text:style-name="Text_20_body">Once you have a feel for the data, consider the statements below and select the one that is <text:span text:style-name="Strong_20_Emphasis">not</text:span> true. After this, Hugo will explain the mechanics of linear regression in the next video and you will be on your way building regression models!</text:p>
      <text:p text:style-name="P3"/>
      <text:p text:style-name="P3"/>
      <text:p text:style-name="P3">&gt;&gt;</text:p>
      <text:h text:style-name="P39" text:outline-level="1">Fit &amp; predict for regression</text:h>
      <text:p text:style-name="Text_20_body">Now, you will fit a linear regression and predict life expectancy using just one feature. You saw Andy do this earlier using the <text:span text:style-name="Source_20_Text">'RM'</text:span> feature of the Boston housing dataset. In this exercise, you will use the <text:span text:style-name="Source_20_Text">'fertility'</text:span> feature of the Gapminder dataset. Since the goal is to predict life expectancy, the target variable here is <text:span text:style-name="Source_20_Text">'life'</text:span>. The array for the target variable has been pre-loaded as <text:span text:style-name="Source_20_Text">y</text:span> and the array for <text:span text:style-name="Source_20_Text">'fertility'</text:span> has been pre-loaded as <text:span text:style-name="Source_20_Text">X_fertility</text:span>.</text:p>
      <text:p text:style-name="Text_20_body">A scatter plot with <text:span text:style-name="Source_20_Text">'fertility'</text:span> on the x-axis and <text:span text:style-name="Source_20_Text">'life'</text:span> on the y-axis has been generated. As you can see, there is a strongly negative correlation, so a linear regression should be able to capture this trend. Your job is to fit a linear regression and then predict the life expectancy, overlaying these predicted values on the plot to generate a regression line. You will also compute and print the <text:bookmark text:name="MathJax-Element-1-Frame"/><text:bookmark text:name="MathJax-Span-1"/><text:bookmark text:name="MathJax-Span-2"/><text:bookmark text:name="MathJax-Span-3"/><text:bookmark text:name="MathJax-Span-4"/><text:span text:style-name="T4">R</text:span><text:bookmark text:name="MathJax-Span-5"/><text:span text:style-name="T3">2</text:span></text:p>
      <text:p text:style-name="Text_20_body">score using sckit-learn's <text:span text:style-name="Source_20_Text">.score()</text:span> method.</text:p>
      <text:h text:style-name="Heading_20_5" text:outline-level="5">Instructions</text:h>
      <text:p text:style-name="Text_20_body">100xp</text:p>
      <text:list xml:id="list7551998414511841515" text:style-name="L3">
        <text:list-item>
          <text:p text:style-name="P30">Import <text:span text:style-name="Source_20_Text">LinearRegression</text:span> from <text:span text:style-name="Source_20_Text">sklearn.linear_model</text:span>. </text:p>
        </text:list-item>
        <text:list-item>
          <text:p text:style-name="P30">Create a <text:span text:style-name="Source_20_Text">LinearRegression</text:span> regressor called <text:span text:style-name="Source_20_Text">reg</text:span>. </text:p>
        </text:list-item>
        <text:list-item>
          <text:p text:style-name="P30">Set up the prediction space to range from the minimum to the maximum of <text:span text:style-name="Source_20_Text">X_fertility</text:span>. This has been done for you. </text:p>
        </text:list-item>
        <text:list-item>
          <text:p text:style-name="P30">Fit the regressor to the data (<text:span text:style-name="Source_20_Text">X_fertility</text:span> and <text:span text:style-name="Source_20_Text">y</text:span>) and compute its predictions using the <text:span text:style-name="Source_20_Text">.predict()</text:span> method and the <text:span text:style-name="Source_20_Text">prediction_space</text:span> array. </text:p>
        </text:list-item>
        <text:list-item>
          <text:p text:style-name="P10"><text:soft-page-break/>Compute and print the <text:bookmark text:name="MathJax-Element-2-Frame"/><text:bookmark text:name="MathJax-Span-6"/><text:bookmark text:name="MathJax-Span-7"/><text:bookmark text:name="MathJax-Span-8"/><text:bookmark text:name="MathJax-Span-9"/><text:span text:style-name="T4">R</text:span><text:bookmark text:name="MathJax-Span-10"/><text:span text:style-name="T3">2</text:span></text:p>
        </text:list-item>
      </text:list>
      <text:list xml:id="list8732370746284552751" text:style-name="L4">
        <text:list-item>
          <text:p text:style-name="P31">score using the <text:span text:style-name="Source_20_Text">.score()</text:span> method. </text:p>
        </text:list-item>
      </text:list>
      <text:list xml:id="list5944304205209691998" text:style-name="L5">
        <text:list-item>
          <text:p text:style-name="P11">Overlay the plot with your linear regression line. This has been done for you, so hit 'Submit Answer' to see the result!</text:p>
        </text:list-item>
      </text:list>
      <text:p text:style-name="P12">Solution&gt;</text:p>
      <text:p text:style-name="P12"># Import LinearRegression</text:p>
      <text:p text:style-name="P12">from sklearn.linear_model import LinearRegression</text:p>
      <text:p text:style-name="P12"/>
      <text:p text:style-name="P12"># Create the regressor: reg</text:p>
      <text:p text:style-name="P12">reg = LinearRegression()</text:p>
      <text:p text:style-name="P12"/>
      <text:p text:style-name="P12"># Create the prediction space</text:p>
      <text:p text:style-name="P12">prediction_space = np.linspace(min(X_fertility), max(X_fertility)).reshape(-1,1)</text:p>
      <text:p text:style-name="P12"/>
      <text:p text:style-name="P12"># Fit the model to the data</text:p>
      <text:p text:style-name="P12">reg.fit(X_fertility, y)</text:p>
      <text:p text:style-name="P12"/>
      <text:p text:style-name="P12"># Compute predictions over the prediction space: y_pred</text:p>
      <text:p text:style-name="P12">y_pred = reg.predict(prediction_space)</text:p>
      <text:p text:style-name="P12"/>
      <text:p text:style-name="P12"># Print R^2 </text:p>
      <text:p text:style-name="P12">print(reg.score(X_fertility, y))</text:p>
      <text:p text:style-name="P12"/>
      <text:p text:style-name="P12"># Plot regression line</text:p>
      <text:p text:style-name="P12">plt.plot(prediction_space, y_pred, color='black', linewidth=3)</text:p>
      <text:p text:style-name="P12">plt.show()</text:p>
      <text:p text:style-name="P1"/>
      <text:p text:style-name="P5">&gt;&gt;</text:p>
      <text:h text:style-name="P40" text:outline-level="1">Train/test split for regression</text:h>
      <text:p text:style-name="Text_20_body">As you learned in Chapter 1, train and test sets are vital to ensure that your supervised learning model is able to generalize well to new data. This was true for classification models, and is equally true for linear regression models. </text:p>
      <text:p text:style-name="Text_20_body"><text:soft-page-break/>In this exercise, you will split the Gapminder dataset into training and testing sets, and then fit and predict a linear regression over <text:span text:style-name="Strong_20_Emphasis">all</text:span> features. In addition to computing the <text:bookmark text:name="MathJax-Element-7-Frame"/><text:bookmark text:name="MathJax-Span-31"/><text:bookmark text:name="MathJax-Span-32"/><text:bookmark text:name="MathJax-Span-33"/><text:bookmark text:name="MathJax-Span-34"/><text:span text:style-name="T4">R</text:span><text:bookmark text:name="MathJax-Span-35"/><text:span text:style-name="T3">2</text:span></text:p>
      <text:p text:style-name="Text_20_body">score, you will also compute the Root Mean Squared Error (RMSE), which is another commonly used metric to evaluate regression models. The feature array <text:span text:style-name="Source_20_Text">X</text:span> and target variable array <text:span text:style-name="Source_20_Text">y</text:span> have been pre-loaded for you from the DataFrame <text:span text:style-name="Source_20_Text">df</text:span>.</text:p>
      <text:h text:style-name="Heading_20_5" text:outline-level="5">Instructions</text:h>
      <text:p text:style-name="Text_20_body">100xp</text:p>
      <text:list xml:id="list1265912433401346924" text:style-name="L6">
        <text:list-item>
          <text:p text:style-name="P32">Import <text:span text:style-name="Source_20_Text">LinearRegression</text:span> from <text:span text:style-name="Source_20_Text">sklearn.linear_model</text:span>, <text:span text:style-name="Source_20_Text">mean_squared_error</text:span> from <text:span text:style-name="Source_20_Text">sklearn.metrics</text:span>, and <text:span text:style-name="Source_20_Text">train_test_split</text:span> from <text:span text:style-name="Source_20_Text">sklearn.model_selection</text:span>. </text:p>
        </text:list-item>
        <text:list-item>
          <text:p text:style-name="P32">Using <text:span text:style-name="Source_20_Text">X</text:span> and <text:span text:style-name="Source_20_Text">y</text:span>, create training and test sets such that 30% is used for testing and 70% for training. Use a random state of <text:span text:style-name="Source_20_Text">42</text:span>. </text:p>
        </text:list-item>
        <text:list-item>
          <text:p text:style-name="P32">Create a linear regression regressor called <text:span text:style-name="Source_20_Text">reg_all</text:span>, fit it to the training set, and evaluate it on the test set. </text:p>
        </text:list-item>
        <text:list-item>
          <text:p text:style-name="P13">Compute and print the <text:bookmark text:name="MathJax-Element-8-Frame"/><text:bookmark text:name="MathJax-Span-36"/><text:bookmark text:name="MathJax-Span-37"/><text:bookmark text:name="MathJax-Span-38"/><text:bookmark text:name="MathJax-Span-39"/><text:span text:style-name="T4">R</text:span><text:bookmark text:name="MathJax-Span-40"/><text:span text:style-name="T3">2</text:span></text:p>
        </text:list-item>
      </text:list>
      <text:list xml:id="list4707186949224701849" text:style-name="L7">
        <text:list-item>
          <text:p text:style-name="P33">score using the <text:span text:style-name="Source_20_Text">.score()</text:span> method on the test set. </text:p>
        </text:list-item>
      </text:list>
      <text:list xml:id="list1448210082115893369" text:style-name="L8">
        <text:list-item>
          <text:p text:style-name="P14">Compute and print the RMSE. To do this, first compute the Mean Squared Error using the <text:span text:style-name="Source_20_Text">mean_squared_error()</text:span> function with the arguments <text:span text:style-name="Source_20_Text">y_test</text:span> and <text:span text:style-name="Source_20_Text">y_pred</text:span>, and then take its square root using <text:span text:style-name="Source_20_Text">np.sqrt()</text:span>.</text:p>
        </text:list-item>
      </text:list>
      <text:p text:style-name="P15">SOLUTION</text:p>
      <text:p text:style-name="P5"># Import necessary modules</text:p>
      <text:p text:style-name="P5">from sklearn.linear_model import LinearRegression</text:p>
      <text:p text:style-name="P5">from sklearn.metrics import mean_squared_error</text:p>
      <text:p text:style-name="P5">from sklearn.model_selection import train_test_split</text:p>
      <text:p text:style-name="P5"/>
      <text:p text:style-name="P5"># Create training and test sets</text:p>
      <text:p text:style-name="P5">X_train, X_test, y_train, y_test = train_test_split(X, y, test_size = 0.3, random_state=42)</text:p>
      <text:p text:style-name="P5"/>
      <text:p text:style-name="P5"># Create the regressor: reg_all</text:p>
      <text:p text:style-name="P5">reg_all = LinearRegression()</text:p>
      <text:p text:style-name="P5"/>
      <text:p text:style-name="P5"># Fit the regressor to the training data</text:p>
      <text:p text:style-name="P5">reg_all.fit(X_train, y_train)</text:p>
      <text:p text:style-name="P5"/>
      <text:p text:style-name="P5"># Predict on the test data: y_pred</text:p>
      <text:p text:style-name="P5">y_pred = reg_all.predict(X_test)</text:p>
      <text:p text:style-name="P5"/>
      <text:p text:style-name="P5"># Compute and print R^2 and RMSE</text:p>
      <text:p text:style-name="P5">print("R^2: {}".format(reg_all.score(X_test, y_test)))</text:p>
      <text:p text:style-name="P5">rmse = np.sqrt(mean_squared_error(y_test, y_pred))</text:p>
      <text:p text:style-name="P5">print("Root Mean Squared Error: {}".format(rmse))</text:p>
      <text:p text:style-name="P5"/>
      <text:p text:style-name="P5"/>
      <text:p text:style-name="P6"><text:soft-page-break/>&gt;&gt;</text:p>
      <text:h text:style-name="P41" text:outline-level="1">5-fold cross-validation</text:h>
      <text:p text:style-name="Text_20_body">Cross-validation is a vital step in evaluating a model. It maximizes the amount of data that is used to train the model, as during the course of training, the model is not only trained, but also tested on all of the available data.</text:p>
      <text:p text:style-name="Text_20_body">In this exercise, you will practice 5-fold cross validation on the Gapminder data. By default, scikit-learn's <text:span text:style-name="Source_20_Text">cross_val_score()</text:span> function uses <text:bookmark text:name="MathJax-Element-9-Frame"/><text:bookmark text:name="MathJax-Span-41"/><text:bookmark text:name="MathJax-Span-42"/><text:bookmark text:name="MathJax-Span-43"/><text:bookmark text:name="MathJax-Span-44"/><text:span text:style-name="T4">R</text:span><text:bookmark text:name="MathJax-Span-45"/><text:span text:style-name="T3">2</text:span></text:p>
      <text:p text:style-name="Text_20_body">as the metric of choice for regression. Since you are performing 5-fold cross-validation, the function will return 5 scores. Your job is to compute these 5 scores and then take their average.</text:p>
      <text:p text:style-name="Text_20_body">The DataFrame has been loaded as <text:span text:style-name="Source_20_Text">df</text:span> and split into the feature/target variable arrays <text:span text:style-name="Source_20_Text">X</text:span> and <text:span text:style-name="Source_20_Text">y</text:span>. The modules <text:span text:style-name="Source_20_Text">pandas</text:span> and <text:span text:style-name="Source_20_Text">numpy</text:span> have been imported as <text:span text:style-name="Source_20_Text">pd</text:span> and <text:span text:style-name="Source_20_Text">np</text:span>, respectively.</text:p>
      <text:h text:style-name="Heading_20_5" text:outline-level="5">Instructions</text:h>
      <text:p text:style-name="Text_20_body">100xp</text:p>
      <text:h text:style-name="Heading_20_5" text:outline-level="5">Instructions</text:h>
      <text:p text:style-name="Text_20_body">100xp</text:p>
      <text:list xml:id="list1118421539937629969" text:style-name="L9">
        <text:list-item>
          <text:p text:style-name="P34">Import <text:span text:style-name="Source_20_Text">LinearRegression</text:span> from <text:span text:style-name="Source_20_Text">sklearn.linear_model</text:span> and <text:span text:style-name="Source_20_Text">cross_val_score</text:span> from <text:span text:style-name="Source_20_Text">sklearn.model_selection</text:span>. </text:p>
        </text:list-item>
        <text:list-item>
          <text:p text:style-name="P34">Create a linear regression regressor called <text:span text:style-name="Source_20_Text">reg</text:span>. </text:p>
        </text:list-item>
        <text:list-item>
          <text:p text:style-name="P34">Use the <text:span text:style-name="Source_20_Text">cross_val_score()</text:span> function to perform 5-fold cross-validation on <text:span text:style-name="Source_20_Text">X</text:span> and <text:span text:style-name="Source_20_Text">y</text:span>. </text:p>
        </text:list-item>
        <text:list-item>
          <text:p text:style-name="P16">Compute and print the average cross-validation score. You can use NumPy's <text:span text:style-name="Source_20_Text">mean()</text:span> function to compute the average. </text:p>
        </text:list-item>
      </text:list>
      <text:p text:style-name="P17">SOLUTION&gt;.</text:p>
      <text:p text:style-name="P18"># Import the necessary modules</text:p>
      <text:p text:style-name="P18">from sklearn.linear_model import LinearRegression</text:p>
      <text:p text:style-name="P18">from sklearn.model_selection import cross_val_score</text:p>
      <text:p text:style-name="P18"/>
      <text:p text:style-name="P18"># Create a linear regression object: reg</text:p>
      <text:p text:style-name="P18">reg = LinearRegression()</text:p>
      <text:p text:style-name="P18"/>
      <text:p text:style-name="P18"># Compute 5-fold cross-validation scores: cv_scores</text:p>
      <text:p text:style-name="P18">cv_scores = cross_val_score(reg, X, y, cv=5)</text:p>
      <text:p text:style-name="P18"/>
      <text:p text:style-name="P18"># Print the 5-fold cross-validation scores</text:p>
      <text:p text:style-name="P18"><text:soft-page-break/>print(cv_scores)</text:p>
      <text:p text:style-name="P18"/>
      <text:p text:style-name="P18">print("Average 5-Fold CV Score: {}".format(np.mean(cv_scores)))</text:p>
      <text:p text:style-name="P18"/>
      <text:p text:style-name="P18">&gt;&gt;</text:p>
      <text:h text:style-name="P42" text:outline-level="1">K-Fold CV comparison</text:h>
      <text:p text:style-name="Text_20_body">Cross validation is essential but do not forget that the more folds you use, the more computationally expensive cross-validation becomes. In this exercise, you will explore this for yourself. Your job is to perform 3-fold cross-validation and then 10-fold cross-validation on the Gapminder dataset.</text:p>
      <text:p text:style-name="Text_20_body">In the IPython Shell, you can use <text:span text:style-name="Source_20_Text">%timeit</text:span> to see how long each 3-fold CV takes compared to 10-fold CV by executing the following <text:span text:style-name="Source_20_Text">cv=3</text:span> and <text:span text:style-name="Source_20_Text">cv=10</text:span>:</text:p>
      <text:p text:style-name="P43"><text:span text:style-name="Source_20_Text">%timeit cross_val_score(reg, X, y, cv = ____)</text:span></text:p>
      <text:p text:style-name="Text_20_body"><text:span text:style-name="Source_20_Text">pandas</text:span> and <text:span text:style-name="Source_20_Text">numpy</text:span> are available in the workspace as <text:span text:style-name="Source_20_Text">pd</text:span> and <text:span text:style-name="Source_20_Text">np</text:span>. The DataFrame has been loaded as <text:span text:style-name="Source_20_Text">df</text:span> and the feature/target variable arrays <text:span text:style-name="Source_20_Text">X</text:span> and <text:span text:style-name="Source_20_Text">y</text:span> have been created.</text:p>
      <text:h text:style-name="Heading_20_5" text:outline-level="5">Instructions</text:h>
      <text:p text:style-name="Text_20_body">100xp</text:p>
      <text:list xml:id="list5435290896008564084" text:style-name="L10">
        <text:list-item>
          <text:p text:style-name="P35">Import <text:span text:style-name="Source_20_Text">LinearRegression</text:span> from <text:span text:style-name="Source_20_Text">sklearn.linear_model</text:span> and <text:span text:style-name="Source_20_Text">cross_val_score</text:span> from <text:span text:style-name="Source_20_Text">sklearn.model_selection</text:span>. </text:p>
        </text:list-item>
        <text:list-item>
          <text:p text:style-name="P35">Create a linear regression regressor called <text:span text:style-name="Source_20_Text">reg</text:span>. </text:p>
        </text:list-item>
        <text:list-item>
          <text:p text:style-name="P19">Perform 3-fold CV and then 10-fold CV. Compare the resulting mean scores. </text:p>
        </text:list-item>
      </text:list>
      <text:p text:style-name="P20">SOLUTION:</text:p>
      <text:p text:style-name="P20">from sklearn.linear_model import LinearRegression</text:p>
      <text:p text:style-name="P20">from sklearn.model_selection import cross_val_score</text:p>
      <text:p text:style-name="P20"/>
      <text:p text:style-name="P20"># Create a linear regression object: reg</text:p>
      <text:p text:style-name="P20">reg = LinearRegression()</text:p>
      <text:p text:style-name="P20"/>
      <text:p text:style-name="P20"># Perform 3-fold CV</text:p>
      <text:p text:style-name="P20">cvscores_3 = cross_val_score(reg, X, y, cv=3)</text:p>
      <text:p text:style-name="P20">print(np.mean(cvscores_3))</text:p>
      <text:p text:style-name="P20"/>
      <text:p text:style-name="P20"># Perform 10-fold CV</text:p>
      <text:p text:style-name="P20"><text:soft-page-break/>cvscores_10 = cross_val_score(reg, X, y, cv=10)</text:p>
      <text:p text:style-name="P20">print(np.mean(cvscores_10))</text:p>
      <text:p text:style-name="P20"/>
      <text:p text:style-name="P23"><text:span text:style-name="T5">&gt;&gt;</text:span>Regularization I: Lasso</text:p>
      <text:p text:style-name="Text_20_body">In the video, you saw how Lasso selected out the <text:span text:style-name="Source_20_Text">'RM'</text:span> feature as being the most important for predicting Boston house prices, while shrinking the coefficients of certain other features to 0. Its ability to perform feature selection in this way becomes even more useful when you are dealing with data involving thousands of features. </text:p>
      <text:p text:style-name="Text_20_body">In this exercise, you will fit a lasso regression to the Gapminder data you have been working with and plot the coefficients. Just as with the Boston data, you will find that the coefficients of some features are shrunk to 0, with only the most important ones remaining.</text:p>
      <text:p text:style-name="Text_20_body">The feature and target variable arrays have been pre-loaded as <text:span text:style-name="Source_20_Text">X</text:span> and <text:span text:style-name="Source_20_Text">y</text:span>.</text:p>
      <text:h text:style-name="Heading_20_5" text:outline-level="5">Instructions</text:h>
      <text:p text:style-name="Text_20_body">100xp</text:p>
      <text:h text:style-name="Heading_20_5" text:outline-level="5">Instructions</text:h>
      <text:p text:style-name="Text_20_body">100xp</text:p>
      <text:list xml:id="list4368806987923050207" text:style-name="L11">
        <text:list-item>
          <text:p text:style-name="P36">Import <text:span text:style-name="Source_20_Text">Lasso</text:span> from <text:span text:style-name="Source_20_Text">sklearn.linear_model</text:span>. </text:p>
        </text:list-item>
        <text:list-item>
          <text:p text:style-name="P36">Instantiate a Lasso regressor with an alpha of <text:span text:style-name="Source_20_Text">0.4</text:span> and specify <text:span text:style-name="Source_20_Text">normalize=True</text:span>. </text:p>
        </text:list-item>
        <text:list-item>
          <text:p text:style-name="P36">Fit the regressor to the data and compute the coefficients using the <text:span text:style-name="Source_20_Text">coef_</text:span> attribute. </text:p>
        </text:list-item>
        <text:list-item>
          <text:p text:style-name="P22">Plot the coefficients on the y-axis and column names on the x-axis. This has been done for you, so hit 'Submit Answer' to view the plot! </text:p>
        </text:list-item>
      </text:list>
      <text:p text:style-name="P21">SOLUTION:</text:p>
      <text:p text:style-name="P21"># Import Lasso</text:p>
      <text:p text:style-name="P21">from sklearn.linear_model import Lasso</text:p>
      <text:p text:style-name="P21"/>
      <text:p text:style-name="P21"># Instantiate a lasso regressor: lasso</text:p>
      <text:p text:style-name="P21">lasso = Lasso(alpha=0.4, normalize=True)</text:p>
      <text:p text:style-name="P21"/>
      <text:p text:style-name="P21"># Fit the regressor to the data</text:p>
      <text:p text:style-name="P21">lasso.fit(X, y)</text:p>
      <text:p text:style-name="P21"/>
      <text:p text:style-name="P21"># Compute and print the coefficients</text:p>
      <text:p text:style-name="P21">lasso_coef = lasso.coef_</text:p>
      <text:p text:style-name="P21"><text:soft-page-break/>print(lasso_coef)</text:p>
      <text:p text:style-name="P21"/>
      <text:p text:style-name="P21"># Plot the coefficients</text:p>
      <text:p text:style-name="P21">plt.plot(range(len(df_columns)), lasso_coef)</text:p>
      <text:p text:style-name="P21">plt.xticks(range(len(df_columns)), df_columns.values, rotation=60)</text:p>
      <text:p text:style-name="P21">plt.margins(0.02)</text:p>
      <text:p text:style-name="P21">plt.show()</text:p>
      <text:p text:style-name="P21"/>
      <text:p text:style-name="P26"><text:span text:style-name="T6">&gt;&gt;</text:span>Regularization II: Ridge</text:p>
      <text:p text:style-name="Text_20_body">Lasso is great for feature selection, but when building regression models, Ridge regression should be your first choice.</text:p>
      <text:p text:style-name="Text_20_body">Recall that lasso performs regularization by adding to the loss function a penalty term of the <text:span text:style-name="Emphasis">absolute</text:span> value of each coefficient multiplied by some alpha. This is also known as <text:bookmark text:name="MathJax-Element-1-Frame1"/><text:bookmark text:name="MathJax-Span-11"/><text:bookmark text:name="MathJax-Span-21"/><text:bookmark text:name="MathJax-Span-310"/><text:span text:style-name="T4">L</text:span><text:bookmark text:name="MathJax-Span-46"/><text:span text:style-name="T3">1</text:span></text:p>
      <text:p text:style-name="Text_20_body">regularization because the regularization term is the <text:bookmark text:name="MathJax-Element-2-Frame1"/><text:bookmark text:name="MathJax-Span-51"/><text:bookmark text:name="MathJax-Span-61"/><text:bookmark text:name="MathJax-Span-71"/><text:span text:style-name="T4">L</text:span><text:bookmark text:name="MathJax-Span-81"/><text:span text:style-name="T3">1</text:span></text:p>
      <text:p text:style-name="Text_20_body">norm of the coefficients. This is not the only way to regularize, however. </text:p>
      <text:p text:style-name="Text_20_body">If instead you took the sum of the <text:span text:style-name="Emphasis">squared</text:span> values of the coefficients multiplied by some alpha - like in Ridge regression - you would be computing the <text:bookmark text:name="MathJax-Element-3-Frame"/><text:bookmark text:name="MathJax-Span-91"/><text:bookmark text:name="MathJax-Span-101"/><text:bookmark text:name="MathJax-Span-111"/><text:span text:style-name="T4">L</text:span><text:bookmark text:name="MathJax-Span-12"/><text:span text:style-name="T3">2</text:span></text:p>
      <text:p text:style-name="Text_20_body">norm. In this exercise, you will practice fitting ridge regression models over a range of different alphas, and plot cross-validated <text:bookmark text:name="MathJax-Element-4-Frame"/><text:bookmark text:name="MathJax-Span-13"/><text:bookmark text:name="MathJax-Span-14"/><text:bookmark text:name="MathJax-Span-15"/><text:bookmark text:name="MathJax-Span-16"/><text:span text:style-name="T4">R</text:span><text:bookmark text:name="MathJax-Span-17"/><text:span text:style-name="T3">2</text:span> scores for each, using this function that we have defined for you, which plots the <text:bookmark text:name="MathJax-Element-5-Frame"/><text:bookmark text:name="MathJax-Span-18"/><text:bookmark text:name="MathJax-Span-19"/><text:bookmark text:name="MathJax-Span-20"/><text:bookmark text:name="MathJax-Span-211"/><text:span text:style-name="T4">R</text:span><text:bookmark text:name="MathJax-Span-22"/><text:span text:style-name="T3">2</text:span></text:p>
      <text:p text:style-name="Text_20_body">score as well as standard error for each alpha:</text:p>
      <text:p text:style-name="Preformatted_20_Text"><text:span text:style-name="Source_20_Text">def display_plot(cv_scores, cv_scores_std):</text:span></text:p>
      <text:p text:style-name="Preformatted_20_Text"><text:span text:style-name="Source_20_Text"><text:s text:c="4"/>fig = plt.figure()</text:span></text:p>
      <text:p text:style-name="Preformatted_20_Text"><text:span text:style-name="Source_20_Text"><text:s text:c="4"/>ax = fig.add_subplot(1,1,1)</text:span></text:p>
      <text:p text:style-name="Preformatted_20_Text"><text:span text:style-name="Source_20_Text"><text:s text:c="4"/>ax.plot(alpha_space, cv_scores)</text:span></text:p>
      <text:p text:style-name="Preformatted_20_Text"/>
      <text:p text:style-name="Preformatted_20_Text"><text:span text:style-name="Source_20_Text"><text:s text:c="4"/>std_error = cv_scores_std / np.sqrt(10)</text:span></text:p>
      <text:p text:style-name="Preformatted_20_Text"/>
      <text:p text:style-name="Preformatted_20_Text"><text:span text:style-name="Source_20_Text"><text:s text:c="4"/>ax.fill_between(alpha_space, cv_scores + std_error, cv_scores - std_error, alpha=0.2)</text:span></text:p>
      <text:p text:style-name="Preformatted_20_Text"><text:span text:style-name="Source_20_Text"><text:s text:c="4"/>ax.set_ylabel('CV Score +/- Std Error')</text:span></text:p>
      <text:p text:style-name="Preformatted_20_Text"><text:span text:style-name="Source_20_Text"><text:s text:c="4"/>ax.set_xlabel('Alpha')</text:span></text:p>
      <text:p text:style-name="Preformatted_20_Text"><text:span text:style-name="Source_20_Text"><text:s text:c="4"/>ax.axhline(np.max(cv_scores), linestyle='--', color='.5')</text:span></text:p>
      <text:p text:style-name="Preformatted_20_Text"><text:span text:style-name="Source_20_Text"><text:s text:c="4"/>ax.set_xlim([alpha_space[0], alpha_space[-1]])</text:span></text:p>
      <text:p text:style-name="Preformatted_20_Text"><text:span text:style-name="Source_20_Text"><text:s text:c="4"/>ax.set_xscale('log')</text:span></text:p>
      <text:p text:style-name="P43"><text:span text:style-name="Source_20_Text"><text:s text:c="4"/>plt.show()</text:span></text:p>
      <text:p text:style-name="Text_20_body">Don't worry about the specifics of the above function works. The motivation behind this exercise is for you to see how the <text:bookmark text:name="MathJax-Element-6-Frame"/><text:bookmark text:name="MathJax-Span-23"/><text:bookmark text:name="MathJax-Span-24"/><text:bookmark text:name="MathJax-Span-25"/><text:bookmark text:name="MathJax-Span-26"/><text:span text:style-name="T4">R</text:span><text:bookmark text:name="MathJax-Span-27"/><text:span text:style-name="T3">2</text:span></text:p>
      <text:p text:style-name="Text_20_body"><text:soft-page-break/>score varies with different alphas, and to understand the importance of selecting the right value for alpha. You'll learn how to tune alpha in the next chapter.</text:p>
      <text:h text:style-name="Heading_20_5" text:outline-level="5">Instructions</text:h>
      <text:p text:style-name="Text_20_body">100xp</text:p>
      <text:h text:style-name="Heading_20_5" text:outline-level="5">Instructions</text:h>
      <text:p text:style-name="Text_20_body">100xp</text:p>
      <text:list xml:id="list3613050107057058339" text:style-name="L12">
        <text:list-item>
          <text:p text:style-name="P37">Instantiate a Ridge regressor and specify <text:span text:style-name="Source_20_Text">normalize=True</text:span>. </text:p>
        </text:list-item>
        <text:list-item>
          <text:p text:style-name="P37">Inside the <text:span text:style-name="Source_20_Text">for</text:span> loop:</text:p>
          <text:list>
            <text:list-item>
              <text:p text:style-name="P37">Specify the alpha value for the regressor to use. </text:p>
            </text:list-item>
            <text:list-item>
              <text:p text:style-name="P37">Perform 10-fold cross-validation on the regressor with the specified alpha. The data is available in the arrays <text:span text:style-name="Source_20_Text">X</text:span> and <text:span text:style-name="Source_20_Text">y</text:span>. </text:p>
            </text:list-item>
            <text:list-item>
              <text:p text:style-name="P37">Append the average and the standard deviation of the computed cross-validated scores. NumPy has been pre-imported for you as <text:span text:style-name="Source_20_Text">np</text:span>.</text:p>
            </text:list-item>
          </text:list>
        </text:list-item>
        <text:list-item>
          <text:p text:style-name="P25">Use the <text:span text:style-name="Source_20_Text">display_plot()</text:span> function to visualize the scores and standard deviations. </text:p>
        </text:list-item>
      </text:list>
      <text:p text:style-name="P24">SOLUTION:</text:p>
      <text:p text:style-name="P27"># Import necessary modules</text:p>
      <text:p text:style-name="P27">from sklearn.linear_model import Ridge</text:p>
      <text:p text:style-name="P27">from sklearn.model_selection import cross_val_score</text:p>
      <text:p text:style-name="P27"/>
      <text:p text:style-name="P27"># Setup the array of alphas and lists to store scores</text:p>
      <text:p text:style-name="P27">alpha_space = np.logspace(-4, 0, 50)</text:p>
      <text:p text:style-name="P27">ridge_scores = []</text:p>
      <text:p text:style-name="P27">ridge_scores_std = []</text:p>
      <text:p text:style-name="P27"/>
      <text:p text:style-name="P27"># Create a ridge regressor: ridge</text:p>
      <text:p text:style-name="P27">ridge = Ridge(normalize=True)</text:p>
      <text:p text:style-name="P27"/>
      <text:p text:style-name="P27"># Compute scores over range of alphas</text:p>
      <text:p text:style-name="P27">for alpha in alpha_space:</text:p>
      <text:p text:style-name="P27"/>
      <text:p text:style-name="P27"><text:s text:c="4"/># Specify the alpha value to use: ridge.alpha</text:p>
      <text:p text:style-name="P27"><text:s text:c="4"/>ridge.alpha = alpha</text:p>
      <text:p text:style-name="P27"><text:s text:c="4"/></text:p>
      <text:p text:style-name="P27"><text:soft-page-break/><text:s text:c="4"/># Perform 10-fold CV: ridge_cv_scores</text:p>
      <text:p text:style-name="P27"><text:s text:c="4"/>ridge_cv_scores = cross_val_score(ridge, X,y, cv=10)</text:p>
      <text:p text:style-name="P27"><text:s text:c="4"/></text:p>
      <text:p text:style-name="P27"><text:s text:c="4"/># Append the mean of ridge_cv_scores to ridge_scores</text:p>
      <text:p text:style-name="P27"><text:s text:c="4"/>ridge_scores.append(np.mean(ridge_cv_scores))</text:p>
      <text:p text:style-name="P27"><text:s text:c="4"/></text:p>
      <text:p text:style-name="P27"><text:s text:c="4"/># Append the std of ridge_cv_scores to ridge_scores_std</text:p>
      <text:p text:style-name="P27"><text:s text:c="4"/>ridge_scores_std.append(np.std(ridge_cv_scores))</text:p>
      <text:p text:style-name="P27"/>
      <text:p text:style-name="P27"># Display the plot</text:p>
      <text:p text:style-name="P27">display_plot(ridge_scores, ridge_scores_std)</text:p>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20:29:07.720166624</meta:creation-date>
    <dc:date>2018-02-20T22:05:08.661461288</dc:date>
    <meta:editing-duration>PT1H5M16S</meta:editing-duration>
    <meta:editing-cycles>8</meta:editing-cycles>
    <meta:generator>LibreOffice/5.1.6.2$Linux_X86_64 LibreOffice_project/10m0$Build-2</meta:generator>
    <meta:document-statistic meta:table-count="0" meta:image-count="0" meta:object-count="0" meta:page-count="11" meta:paragraph-count="256" meta:word-count="2459" meta:character-count="16188" meta:non-whitespace-character-count="13832"/>
  </office:meta>
</office:document-meta>
</file>